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6cc75" officeooo:paragraph-rsid="0016cc75"/>
    </style:style>
    <style:style style:name="P2" style:family="paragraph" style:parent-style-name="Standard">
      <style:text-properties officeooo:rsid="0016cc75" officeooo:paragraph-rsid="00188aea"/>
    </style:style>
    <style:style style:name="P3" style:family="paragraph" style:parent-style-name="Standard">
      <style:text-properties officeooo:rsid="00188aea" officeooo:paragraph-rsid="00188aea"/>
    </style:style>
    <style:style style:name="P4" style:family="paragraph" style:parent-style-name="Standard">
      <style:text-properties officeooo:rsid="001a19a3" officeooo:paragraph-rsid="001a19a3"/>
    </style:style>
    <style:style style:name="P5" style:family="paragraph" style:parent-style-name="Standard">
      <style:text-properties officeooo:rsid="001ca1d8" officeooo:paragraph-rsid="001ca1d8"/>
    </style:style>
    <style:style style:name="P6" style:family="paragraph" style:parent-style-name="Standard">
      <style:text-properties officeooo:rsid="001d29c0" officeooo:paragraph-rsid="001d29c0"/>
    </style:style>
    <style:style style:name="P7" style:family="paragraph" style:parent-style-name="Standard">
      <style:text-properties officeooo:rsid="001d79b8" officeooo:paragraph-rsid="001d79b8"/>
    </style:style>
    <style:style style:name="P8" style:family="paragraph" style:parent-style-name="Standard">
      <style:text-properties fo:font-weight="bold" officeooo:rsid="001d79b8" officeooo:paragraph-rsid="001d79b8" style:font-weight-asian="bold" style:font-weight-complex="bold"/>
    </style:style>
    <style:style style:name="P9" style:family="paragraph" style:parent-style-name="Standard">
      <style:text-properties fo:font-weight="bold" officeooo:rsid="001ca1d8" officeooo:paragraph-rsid="001ca1d8" style:font-weight-asian="bold" style:font-weight-complex="bold"/>
    </style:style>
    <style:style style:name="P10" style:family="paragraph" style:parent-style-name="Standard">
      <style:text-properties fo:font-weight="bold" officeooo:rsid="00188aea" officeooo:paragraph-rsid="00188aea" style:font-weight-asian="bold" style:font-weight-complex="bold"/>
    </style:style>
    <style:style style:name="P11" style:family="paragraph" style:parent-style-name="Standard">
      <style:text-properties fo:font-weight="bold" officeooo:rsid="00225505" officeooo:paragraph-rsid="00225505" style:font-weight-asian="bold" style:font-weight-complex="bold"/>
    </style:style>
    <style:style style:name="P12" style:family="paragraph" style:parent-style-name="Standard">
      <style:text-properties fo:font-weight="bold" officeooo:rsid="0025b067" officeooo:paragraph-rsid="0025b067" style:font-weight-asian="bold" style:font-weight-complex="bold"/>
    </style:style>
    <style:style style:name="P13" style:family="paragraph" style:parent-style-name="Standard">
      <style:text-properties officeooo:rsid="001f0a7c" officeooo:paragraph-rsid="001f0a7c"/>
    </style:style>
    <style:style style:name="P14" style:family="paragraph" style:parent-style-name="Standard">
      <style:text-properties officeooo:rsid="001fb651" officeooo:paragraph-rsid="001fb651"/>
    </style:style>
    <style:style style:name="P15" style:family="paragraph" style:parent-style-name="Standard">
      <style:text-properties officeooo:rsid="001fb651" officeooo:paragraph-rsid="001a19a3"/>
    </style:style>
    <style:style style:name="P16" style:family="paragraph" style:parent-style-name="Standard">
      <style:text-properties officeooo:rsid="00225505" officeooo:paragraph-rsid="00225505"/>
    </style:style>
    <style:style style:name="P17" style:family="paragraph" style:parent-style-name="Standard">
      <style:paragraph-properties fo:text-align="center" style:justify-single-word="false"/>
      <style:text-properties fo:font-size="14pt" fo:font-weight="bold" officeooo:rsid="0016cc75" officeooo:paragraph-rsid="0016cc75" style:font-size-asian="14pt" style:font-weight-asian="bold" style:font-size-complex="14pt" style:font-weight-complex="bold"/>
    </style:style>
    <style:style style:name="P18" style:family="paragraph" style:parent-style-name="Standard">
      <style:text-properties fo:font-style="italic" officeooo:rsid="0016cc75" officeooo:paragraph-rsid="00225505" style:font-style-asian="italic" style:font-style-complex="italic"/>
    </style:style>
    <style:style style:name="P19" style:family="paragraph" style:parent-style-name="Standard">
      <style:text-properties fo:font-weight="normal" officeooo:rsid="00225505" officeooo:paragraph-rsid="00225505" style:font-weight-asian="normal" style:font-weight-complex="normal"/>
    </style:style>
    <style:style style:name="P20" style:family="paragraph" style:parent-style-name="Standard">
      <style:text-properties fo:font-weight="normal" officeooo:rsid="00248569" officeooo:paragraph-rsid="00225505" style:font-weight-asian="normal" style:font-weight-complex="normal"/>
    </style:style>
    <style:style style:name="P21" style:family="paragraph" style:parent-style-name="Standard">
      <style:text-properties fo:font-weight="normal" officeooo:rsid="0025b067" officeooo:paragraph-rsid="0025b067" style:font-weight-asian="normal" style:font-weight-complex="normal"/>
    </style:style>
    <style:style style:name="P22" style:family="paragraph" style:parent-style-name="Standard">
      <style:text-properties officeooo:rsid="002ab954" officeooo:paragraph-rsid="002ab954"/>
    </style:style>
    <style:style style:name="T1" style:family="text">
      <style:text-properties officeooo:rsid="00188aea"/>
    </style:style>
    <style:style style:name="T2" style:family="text">
      <style:text-properties officeooo:rsid="0018a91b"/>
    </style:style>
    <style:style style:name="T3" style:family="text">
      <style:text-properties officeooo:rsid="001b247c"/>
    </style:style>
    <style:style style:name="T4" style:family="text">
      <style:text-properties officeooo:rsid="001f0a7c"/>
    </style:style>
    <style:style style:name="T5" style:family="text">
      <style:text-properties officeooo:rsid="00202a24"/>
    </style:style>
    <style:style style:name="T6" style:family="text">
      <style:text-properties officeooo:rsid="00225505"/>
    </style:style>
    <style:style style:name="T7" style:family="text">
      <style:text-properties fo:font-weight="normal" style:font-weight-asian="normal" style:font-weight-complex="normal"/>
    </style:style>
    <style:style style:name="T8" style:family="text">
      <style:text-properties fo:font-weight="normal" officeooo:rsid="00235e01" style:font-weight-asian="normal" style:font-weight-complex="normal"/>
    </style:style>
    <style:style style:name="T9" style:family="text">
      <style:text-properties fo:font-weight="normal" officeooo:rsid="00248569" style:font-weight-asian="normal" style:font-weight-complex="normal"/>
    </style:style>
    <style:style style:name="T10" style:family="text">
      <style:text-properties fo:font-weight="normal" officeooo:rsid="00270e83"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2550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6">Umeå Universitet</text:span> <text:span text:style-name="T6"><text:tab/></text:span>Operating Systems<text:span text:style-name="T6">( </text:span>5DV171 <text:span text:style-name="T6"><text:s/>)</text:span> <text:span text:style-name="T6"><text:s/>HT 201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Assignment 2: </text:p>
      <text:p text:style-name="P17">Linux Scheduler Tester</text:p>
      <text:p text:style-name="P17"/>
      <text:p text:style-name="P2"/>
      <text:p text:style-name="P2"/>
      <text:p text:style-name="P2">dv14jln@cs.umu.se</text:p>
      <text:p text:style-name="P2">- Jon Leijon</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fessor<text:tab/> <text:s/><text:tab/>Ahmed Aley<text:span text:style-name="T1">el</text:span>din</text:p>
      <text:p text:style-name="P1"><text:tab/><text:tab/><text:tab/><text:tab/>Jan-Erik <text:span text:style-name="T1">Moström</text:span></text:p>
      <text:p text:style-name="P1"/>
      <text:p text:style-name="P10"><text:soft-page-break/>Introduction: </text:p>
      <text:p text:style-name="P10"/>
      <text:p text:style-name="P3">The mission is to test different schedulers on the <text:span text:style-name="T2">L</text:span>inux core, while evaluating what is the most effective scheduler in different situations. </text:p>
      <text:p text:style-name="P3"/>
      <text:p text:style-name="P4">There are many ways to evaluate what the scheduler does<text:span text:style-name="T3">. We can check how much time a task takes from the time we put it in the queue. We can check how many clock cycles it consumes from the core, to see how effectively the task is executed.</text:span></text:p>
      <text:p text:style-name="P4"/>
      <text:p text:style-name="P5">Tail latency, waiting time, distributions...</text:p>
      <text:p text:style-name="P5"/>
      <text:p text:style-name="P13">There is some precedent to writing a paper like this ( http://cs.unm.edu/~eschulte/classes/cs587/data/bfs-v-cfs_groves-knockel-schulte.pdf ).</text:p>
      <text:p text:style-name="P5"/>
      <text:p text:style-name="P8">Firstly , Why we can change Scheduler in the middle of running:</text:p>
      <text:p text:style-name="P8"/>
      <text:p text:style-name="P22">Real Time Scheduling tasks have higher priority than any Sched Normal tasks. Sched RR and Sched Fifo are Real Time Schedulers.</text:p>
      <text:p text:style-name="P7">The scheduler.<text:span text:style-name="T4">..</text:span></text:p>
      <text:p text:style-name="P5"/>
      <text:p text:style-name="P9">Designing the Tester:</text:p>
      <text:p text:style-name="P9"/>
      <text:p text:style-name="P6">So a few decisions are do we need to check the scheduled load ? if the core is not in use, it is a loss for the scheduler. According to ( http://retis.sssup.it/~jlelli/talks/rts-like14/SCHED_DEADLINE.pdf ) deadline scheduling is difference from 69% to 97%. EDF can achieve 100 %·</text:p>
      <text:p text:style-name="P4"/>
      <text:p text:style-name="P15"/>
      <text:p text:style-name="P14">The first thing is, what metrics are we looking at? </text:p>
      <text:p text:style-name="P14"/>
      <text:p text:style-name="P14">We will keep a clock for each run of a thread that does work. So lets make a struct for everything we need to run a thread:</text:p>
      <text:p text:style-name="P14"/>
      <text:p text:style-name="P14"><text:span text:style-name="T11">Struct </text:span><text:span text:style-name="T12">evaluatorStat</text:span><text:span text:style-name="T11"> </text:span>{</text:p>
      <text:p text:style-name="P14">long clock ; <text:s text:c="2"/>// Keeps time from first operation to last after running the testpointer.</text:p>
      <text:p text:style-name="P14">void funcPtr; // Points to the test that is actually being run.</text:p>
      <text:p text:style-name="P14">int NrOfWork; // should be variable, can't only try one work size.</text:p>
      <text:p text:style-name="P14">long CPUCycles; // If we can actually count how many cpuCycles program uses, lets write it to this.</text:p>
      <text:p text:style-name="P14">boolean testComplete; // Could the test actually be run/completed ? Best to make sure.</text:p>
      <text:p text:style-name="P14">}</text:p>
      <text:p text:style-name="P14"/>
      <text:p text:style-name="P14">Nextly, we will think of what kind of work we want the program to do. We should probably have a few different ones that focuses on different work. For example, lets do one program where we only compute numbers. Another one could be to do float operations, i've heard that those are tricky on core level. <text:span text:style-name="T5">Then lets make one that reads a stream of characters. Maybe a function ( and a couple of threads ) that tries to use locks, to see how they synchronize.</text:span></text:p>
      <text:p text:style-name="P1"/>
      <text:p text:style-name="P16">Then we should probably add a lock in the struct. </text:p>
      <text:p text:style-name="P16"/>
      <text:p text:style-name="P11">So, what are we actually evaluating with this ?<text:span text:style-name="T7"> Of course we want to see who can do the most work in the shortest time, that is the basis of what a computer should do. But additional parameters can be set; For example, what is the longest and shortest time the work can be completed in 100 + runs ? </text:span></text:p>
      <text:p text:style-name="P19"><text:soft-page-break/></text:p>
      <text:p text:style-name="P19"/>
      <text:p text:style-name="P11">How do we run the tests?<text:span text:style-name="T7"> We run them on a pc with minimal competition from other tasks, should even out </text:span><text:span text:style-name="T8">i guess :) Then all the tests are evaluated in a function that could give a scatterplot or similar to have a nice </text:span><text:span text:style-name="T9">graphical view, or maybe a ASCII representation. </text:span></text:p>
      <text:p text:style-name="P20"/>
      <text:p text:style-name="P12"><text:span text:style-name="T9">U</text:span><text:span text:style-name="T7">sage:</text:span></text:p>
      <text:p text:style-name="P21"/>
      <text:p text:style-name="P21">"make all"</text:p>
      <text:p text:style-name="P21">"./SchedulerTester [-t synch OR load OR float OR emptyLoop] [-n INTEGER ]"</text:p>
      <text:p text:style-name="P21"/>
      <text:p text:style-name="P12"><text:span text:style-name="T7">So run make, run the test, give type and workload.</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3:33:26.476534302</meta:creation-date>
    <dc:date>2016-12-20T11:54:07.765226414</dc:date>
    <meta:editing-duration>PT2H53M2S</meta:editing-duration>
    <meta:editing-cycles>15</meta:editing-cycles>
    <meta:generator>LibreOffice/5.2.3.1$Linux_X86_64 LibreOffice_project/20m0$Build-1</meta:generator>
    <meta:document-statistic meta:table-count="0" meta:image-count="0" meta:object-count="0" meta:page-count="3" meta:paragraph-count="34" meta:word-count="539" meta:character-count="3069" meta:non-whitespace-character-count="2544"/>
  </office:meta>
</office:document-meta>
</file>